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.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2.6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28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04cm" fo:min-width="0.13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3.8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5.08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88cm" fo:min-width="3.76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0.938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3.81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9.763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1.905cm" svg:x="8.566cm" svg:y="4.456cm">
          <text:p text:style-name="P2">Load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302cm" svg:height="1.905cm" svg:x="8.567cm" svg:y="7.556cm">
          <text:p text:style-name="P2">Divide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144cm" svg:y1="2.651cm" svg:x2="10.144cm" svg:y2="4.556cm">
          <text:p/>
        </draw:line>
        <draw:line draw:style-name="gr3" draw:text-style-name="P4" draw:layer="layout" svg:x1="10.144cm" svg:y1="6.351cm" svg:x2="10.144cm" svg:y2="7.604cm">
          <text:p/>
        </draw:line>
        <draw:custom-shape draw:style-name="gr2" draw:text-style-name="P3" draw:layer="layout" svg:width="3.302cm" svg:height="1.905cm" svg:x="8.567cm" svg:y="10.756cm">
          <text:p text:style-name="P2">Train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144cm" svg:y1="9.451cm" svg:x2="10.144cm" svg:y2="10.704cm">
          <text:p/>
        </draw:line>
        <draw:custom-shape draw:style-name="gr4" draw:text-style-name="P3" draw:layer="layout" svg:width="4.97cm" svg:height="1.905cm" svg:x="7.668cm" svg:y="13.856cm">
          <text:p text:style-name="P2">Check Accuracy</text:p>
          <text:p text:style-name="P2">Test <text:s/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144cm" svg:y1="12.651cm" svg:x2="10.144cm" svg:y2="13.904cm">
          <text:p/>
        </draw:line>
        <draw:line draw:style-name="gr3" draw:text-style-name="P4" draw:layer="layout" svg:x1="10.144cm" svg:y1="15.751cm" svg:x2="10.144cm" svg:y2="17.004cm">
          <text:p/>
        </draw:line>
        <draw:custom-shape draw:style-name="gr5" draw:text-style-name="P3" draw:layer="layout" svg:width="1.259cm" svg:height="1.508cm" svg:x="9.439cm" svg:y="16.9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044cm" svg:y1="18.351cm" svg:x2="10.044cm" svg:y2="20.431cm">
          <text:p/>
        </draw:line>
        <draw:frame draw:style-name="gr6" draw:text-style-name="P5" draw:layer="layout" svg:width="2.286cm" svg:height="1.016cm" svg:x="8.221cm" svg:y="18.345cm">
          <draw:text-box>
            <text:p>Good</text:p>
          </draw:text-box>
        </draw:frame>
        <draw:custom-shape draw:style-name="gr7" draw:text-style-name="P3" draw:layer="layout" svg:width="4.516cm" svg:height="1.905cm" svg:x="14.369cm" svg:y="13.856cm">
          <text:p text:style-name="P2">Load More</text:p>
          <text:p text:style-name="P2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0.652cm" svg:y1="17.637cm" svg:x2="16.748cm" svg:y2="17.637cm">
          <text:p/>
        </draw:line>
        <draw:line draw:style-name="gr3" draw:text-style-name="P4" draw:layer="layout" svg:x1="16.621cm" svg:y1="17.637cm" svg:x2="16.621cm" svg:y2="15.732cm">
          <text:p/>
        </draw:line>
        <draw:line draw:style-name="gr8" draw:text-style-name="P4" draw:layer="layout" svg:x1="16.621cm" svg:y1="13.827cm" svg:x2="16.621cm" svg:y2="11.668cm">
          <text:p/>
        </draw:line>
        <draw:line draw:style-name="gr3" draw:text-style-name="P4" draw:layer="layout" svg:x1="16.621cm" svg:y1="11.668cm" svg:x2="11.922cm" svg:y2="11.668cm">
          <text:p/>
        </draw:line>
        <draw:frame draw:style-name="gr6" draw:text-style-name="P5" draw:layer="layout" svg:width="2.286cm" svg:height="1.016cm" svg:x="10.521cm" svg:y="16.845cm">
          <draw:text-box>
            <text:p>Bad</text:p>
          </draw:text-box>
        </draw:frame>
        <draw:frame draw:style-name="gr9" draw:text-style-name="P5" draw:layer="layout" svg:width="0.685cm" svg:height="5.334cm" svg:x="20cm" svg:y="13.192cm">
          <draw:text-box>
            <text:p><text:s text:c="2"/></text:p>
          </draw:text-box>
        </draw:frame>
        <draw:frame draw:style-name="gr6" draw:text-style-name="P5" draw:layer="layout" svg:width="4.064cm" svg:height="1.016cm" svg:x="7.985cm" svg:y="23.225cm">
          <draw:text-box>
            <text:p><text:s text:c="3"/></text:p>
          </draw:text-box>
        </draw:frame>
        <draw:custom-shape draw:style-name="gr7" draw:text-style-name="P3" draw:layer="layout" svg:width="4.516cm" svg:height="1.905cm" svg:x="3.37cm" svg:y="23.556cm">
          <text:p text:style-name="P2">Request</text:p>
          <text:p text:style-name="P2">arri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516cm" svg:height="2.59cm" svg:x="12.17cm" svg:y="23.556cm">
          <text:p text:style-name="P2">Send</text:p>
          <text:p text:style-name="P2">Parameters</text:p>
          <text:p text:style-name="P2">To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445cm" svg:y1="21.447cm" svg:x2="5.445cm" svg:y2="23.606cm">
          <text:p/>
        </draw:line>
        <draw:line draw:style-name="gr3" draw:text-style-name="P4" draw:layer="layout" svg:x1="7.858cm" svg:y1="24.495cm" svg:x2="12.176cm" svg:y2="24.495cm">
          <text:p/>
        </draw:line>
        <draw:line draw:style-name="gr3" draw:text-style-name="P4" draw:layer="layout" svg:x1="14.208cm" svg:y1="21.32cm" svg:x2="12.43cm" svg:y2="21.32cm">
          <text:p/>
        </draw:line>
        <draw:line draw:style-name="gr8" draw:text-style-name="P4" draw:layer="layout" svg:x1="5.445cm" svg:y1="21.474cm" svg:x2="7.985cm" svg:y2="21.474cm">
          <text:p/>
        </draw:line>
        <draw:line draw:style-name="gr8" draw:text-style-name="P4" draw:layer="layout" svg:x1="14.208cm" svg:y1="21.32cm" svg:x2="14.208cm" svg:y2="23.606cm">
          <text:p/>
        </draw:line>
        <draw:custom-shape draw:style-name="gr11" draw:text-style-name="P3" draw:layer="layout" svg:width="2.032cm" svg:height="1.778cm" svg:x="6.461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516cm" svg:height="1.905cm" svg:x="7.87cm" svg:y="20.356cm">
          <text:p text:style-name="P2">Waiting for</text:p>
          <text:p text:style-name="P2">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35cm" svg:y1="20.939cm" svg:x2="7.858cm" svg:y2="20.939cm">
          <text:p/>
        </draw:line>
        <draw:frame draw:style-name="gr12" draw:text-style-name="P5" draw:layer="layout" svg:width="4.318cm" svg:height="1.143cm" svg:x="6.842cm" svg:y="26.527cm">
          <draw:text-box>
            <text:p><text:s text:c="4"/></text:p>
          </draw:text-box>
        </draw:frame>
        <draw:frame draw:style-name="gr13" draw:text-style-name="P5" draw:layer="layout" svg:width="0.712cm" svg:height="4.064cm" svg:x="19.288cm" svg:y="11.287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0:50:54.593771001</meta:creation-date>
    <dc:date>2019-02-06T15:34:12.828318195</dc:date>
    <meta:editing-duration>PT1H28M41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